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 CYR" svg:font-family="'Arial CYR'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size="18pt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libri" fo:font-size="18pt" fo:language="ru" fo:country="RU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8pt" fo:language="ru" fo:country="RU" fo:font-weight="normal" style:font-name-asian="Arial CYR" style:font-size-asian="18pt" style:font-weight-asian="normal" style:font-name-complex="Arial CYR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8pt" fo:language="ru" fo:country="RU" fo:font-weight="bold" style:font-name-asian="Arial CYR" style:font-size-asian="18pt" style:font-weight-asian="bold" style:font-name-complex="Arial CYR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fo:font-size="18pt" fo:language="en" fo:country="US" fo:font-weight="normal" style:font-name-asian="Arial CYR" style:font-size-asian="18pt" style:font-weight-asian="normal" style:font-name-complex="Arial CYR" style:font-size-complex="18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8pt" fo:language="en" fo:country="US" fo:font-weight="normal" style:font-name-asian="Arial CYR" style:font-size-asian="18pt" style:font-weight-asian="normal" style:font-name-complex="Arial CYR" style:font-size-complex="18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8pt" fo:language="en" fo:country="US" fo:font-weight="bold" style:font-name-asian="Arial CYR" style:font-size-asian="18pt" style:font-weight-asian="bold" style:font-name-complex="Arial CYR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alibri" fo:font-size="18pt" fo:language="en" fo:country="US" fo:font-weight="bold" style:font-name-asian="Arial CYR" style:font-size-asian="18pt" style:font-weight-asian="bold" style:font-name-complex="Arial CYR" style:font-size-complex="18pt" style:font-weight-complex="bold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fo:language="en" fo:country="US"/>
    </style:style>
    <style:style style:name="P12" style:family="paragraph" style:parent-style-name="Standard">
      <style:paragraph-properties fo:text-align="start" style:justify-single-word="false"/>
      <style:text-properties style:font-name="Lucida Console" fo:font-size="18pt" fo:language="en" fo:country="US" fo:font-weight="normal" style:font-name-asian="Arial CYR" style:font-size-asian="18pt" style:font-weight-asian="normal" style:font-name-complex="Arial CYR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8pt" fo:language="en" fo:country="US" fo:font-weight="bold" style:font-name-asian="Arial CYR" style:font-size-asian="18pt" style:font-weight-asian="bold" style:font-name-complex="Arial CYR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Calibri" fo:font-size="18pt" fo:language="en" fo:country="US" fo:font-weight="bold" officeooo:rsid="000f5a3a" officeooo:paragraph-rsid="000f5a3a" style:font-name-asian="Arial CYR" style:font-size-asian="18pt" style:font-weight-asian="bold" style:font-name-complex="Arial CYR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8pt" fo:language="en" fo:country="US" fo:font-weight="bold" officeooo:rsid="000f5a3a" officeooo:paragraph-rsid="000f5a3a" style:font-name-asian="Arial CYR" style:font-size-asian="18pt" style:font-weight-asian="bold" style:font-name-complex="Arial CYR" style:font-size-complex="18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8pt" fo:language="ru" fo:country="RU" fo:font-weight="normal" style:font-name-asian="Arial CYR" style:font-size-asian="18pt" style:font-weight-asian="normal" style:font-name-complex="Arial CYR" style:font-size-complex="18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f5a3a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style:font-name="Calibri"/>
    </style:style>
    <style:style style:name="T7" style:family="text">
      <style:text-properties style:font-name="Calibri" fo:font-size="18pt" fo:language="en" fo:country="US" fo:font-weight="normal" style:font-size-asian="18pt" style:font-weight-asian="normal" style:font-size-complex="18pt" style:font-weight-complex="normal"/>
    </style:style>
    <style:style style:name="T8" style:family="text">
      <style:text-properties style:font-name="Calibri" fo:font-size="18pt" fo:language="en" fo:country="US" fo:font-weight="normal" style:font-name-asian="Arial CYR" style:font-size-asian="18pt" style:font-weight-asian="normal" style:font-name-complex="Arial CYR" style:font-size-complex="18pt" style:font-weight-complex="normal"/>
    </style:style>
    <style:style style:name="T9" style:family="text">
      <style:text-properties style:font-name="Calibri" fo:font-size="18pt" fo:language="ru" fo:country="RU" fo:font-weight="normal" style:font-size-asian="18pt" style:font-weight-asian="normal" style:font-size-complex="18pt" style:font-weight-complex="normal"/>
    </style:style>
    <style:style style:name="T10" style:family="text">
      <style:text-properties style:font-name="Calibri" fo:font-size="18pt" fo:language="ru" fo:country="RU" fo:font-weight="normal" style:font-name-asian="Arial CYR" style:font-size-asian="18pt" style:font-weight-asian="normal" style:font-name-complex="Arial CYR" style:font-size-complex="18pt" style:font-weight-complex="normal"/>
    </style:style>
    <style:style style:name="T11" style:family="text">
      <style:text-properties style:font-name="Calibri" fo:font-size="18pt" fo:font-weight="normal" style:font-name-asian="Arial CYR" style:font-size-asian="18pt" style:font-weight-asian="normal" style:font-name-complex="Arial CYR" style:font-size-complex="18pt" style:font-weight-complex="normal"/>
    </style:style>
    <style:style style:name="T12" style:family="text">
      <style:text-properties style:font-name="Calibri" fo:font-size="18pt" style:font-size-asian="18pt" style:font-size-complex="18pt"/>
    </style:style>
    <style:style style:name="T13" style:family="text">
      <style:text-properties style:font-name="Calibri" fo:language="ru" fo:country="RU"/>
    </style:style>
    <style:style style:name="T14" style:family="text">
      <style:text-properties style:font-name="Lucida Console"/>
    </style:style>
    <style:style style:name="T15" style:family="text">
      <style:text-properties style:font-name="Lucida Console" fo:font-size="18pt" fo:language="en" fo:country="US" fo:font-weight="normal" style:font-name-asian="Arial CYR" style:font-size-asian="18pt" style:font-weight-asian="normal" style:font-name-complex="Arial CYR" style:font-size-complex="18pt" style:font-weight-complex="normal"/>
    </style:style>
    <style:style style:name="T16" style:family="text">
      <style:text-properties style:font-name="Lucida Console" fo:font-size="18pt" fo:language="ru" fo:country="RU" fo:font-weight="normal" style:font-name-asian="Arial CYR" style:font-size-asian="18pt" style:font-weight-asian="normal" style:font-name-complex="Arial CYR" style:font-size-complex="18pt" style:font-weight-complex="normal"/>
    </style:style>
    <style:style style:name="T17" style:family="text">
      <style:text-properties style:font-name="Lucida Console" fo:font-size="18pt" fo:font-weight="normal" style:font-name-asian="Arial CYR" style:font-size-asian="18pt" style:font-weight-asian="normal" style:font-name-complex="Arial CYR" style:font-size-complex="18pt" style:font-weight-complex="normal"/>
    </style:style>
    <style:style style:name="T18" style:family="text">
      <style:text-properties style:font-name="Lucida Console" fo:language="ru" fo:country="RU"/>
    </style:style>
    <style:style style:name="T19" style:family="text">
      <style:text-properties style:font-name="Lucida Console" fo:font-weight="normal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0c1ff6"/>
    </style:style>
    <style:style style:name="T23" style:family="text">
      <style:text-properties officeooo:rsid="000f5a3a"/>
    </style:style>
    <style:style style:name="T24" style:family="text">
      <style:text-properties style:font-name="Lucida Console"/>
    </style:style>
    <style:style style:name="T25" style:family="text">
      <style:text-properties style:font-name="Lucida Console" fo:language="en" fo:country="US" officeooo:rsid="000f5a3a"/>
    </style:style>
    <style:style style:name="T26" style:family="text">
      <style:text-properties style:font-name="Calibri" officeooo:rsid="000f5a3a"/>
    </style:style>
    <style:style style:name="T27" style:family="text">
      <style:text-properties style:font-name="Calibri" fo:language="en" fo:country="US" officeooo:rsid="000f5a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правка по языку программирования <text:span text:style-name="T1">Aist</text:span></text:p>
      <text:p text:style-name="P2"><text:span text:style-name="T1"><text:tab/>Aist – </text:span><text:span text:style-name="T3">новый язык программирования и одноимённый интерпретатор для него. И язык, и интерпретатор созданы Александром </text:span><text:span text:style-name="T1">Русакевичем(MrDarkStorm), </text:span><text:span text:style-name="T3">учеником 7 класса Жеребковичской СШ Ляховичского района Брестской области Республики Беларусь.</text:span></text:p>
      <text:p text:style-name="P2"><text:span text:style-name="T3"><text:tab/>Интерпретатор этого языка написан на языке </text:span><text:span text:style-name="T1">Java</text:span></text:p>
      <text:p text:style-name="P2"><text:span text:style-name="T1">(</text:span><text:a xlink:type="simple" xlink:href="http://www.java.com/" text:style-name="Internet_20_link" text:visited-style-name="Visited_20_Internet_20_Link">http://www.java.com</text:a><text:span text:style-name="T1">). </text:span><text:span text:style-name="T3">При написании исходного кода интерпретатора </text:span><text:span text:style-name="T1">Aist </text:span><text:span text:style-name="T3">использовался текстовый редактор </text:span><text:span text:style-name="T1">NotePad++(</text:span><text:a xlink:type="simple" xlink:href="https://notepad-plus-plus.org/" text:style-name="Internet_20_link" text:visited-style-name="Visited_20_Internet_20_Link">https://notepad-plus-plus.org/</text:a><text:span text:style-name="T1">)</text:span><text:span text:style-name="T3">, а при написании этой справки был использован офисный пакет </text:span><text:span text:style-name="T1">Apache OpenOffice</text:span></text:p>
      <text:p text:style-name="P2"><text:span text:style-name="T1">(</text:span><text:a xlink:type="simple" xlink:href="https://www.openoffice.org/" text:style-name="Internet_20_link" text:visited-style-name="Visited_20_Internet_20_Link">https://www.openoffice.org</text:a><text:span text:style-name="T1">).</text:span></text:p>
      <text:p text:style-name="P10"><text:span text:style-name="T7"><text:tab/></text:span><text:span text:style-name="T9">Поскольку интерпретатор </text:span><text:span text:style-name="T7">Aist </text:span><text:span text:style-name="T9">написан на </text:span><text:span text:style-name="T7">Java, </text:span><text:span text:style-name="T9">то он может запустится из любой ОС, главное, чтобы там была установлена </text:span><text:span text:style-name="T7">Java. </text:span></text:p>
      <text:p text:style-name="P10"><text:span text:style-name="T9"><text:tab/>Вы можете скачать </text:span><text:span text:style-name="T7">Aist </text:span><text:span text:style-name="T9">из официального репозитория: </text:span><text:a xlink:type="simple" xlink:href="https://github.com/MrDarkStorm/Aist" text:style-name="Internet_20_link" text:visited-style-name="Visited_20_Internet_20_Link"><text:span text:style-name="T12">https://github.com/MrDarkStorm/Aist</text:span></text:a><text:span text:style-name="T9">. Скачивайте самую последнюю версию </text:span><text:span text:style-name="T7">Aist, </text:span><text:span text:style-name="T9">так как в ней больше возможностей и меньше ошибок.</text:span></text:p>
      <text:p text:style-name="P3"/>
      <text:p text:style-name="P10"><text:span text:style-name="T9"><text:tab/>Зачем был создан </text:span><text:span text:style-name="T7">Aist? </text:span><text:span text:style-name="T9">Он был создан для того, чтобы можно было с лёгкостью писать кроссплатформенные скрипты с понятным для человека синтаксисом. Так же он может использоваться для обучения детей программированию.</text:span></text:p>
      <text:p text:style-name="P3"/>
      <text:p text:style-name="P10"><text:span text:style-name="T9">Плюсы языка </text:span><text:span text:style-name="T7">Aist:</text:span></text:p>
      <text:p text:style-name="P10"><text:span text:style-name="T7"><text:tab/></text:span><text:span text:style-name="T8">● </text:span><text:span text:style-name="T10">Скрипты, написанные на </text:span><text:span text:style-name="T8">Aist</text:span><text:span text:style-name="T10">, могут запуститься на любой ОС, главное, чтобы там была установлена </text:span><text:span text:style-name="T8">Java</text:span></text:p>
      <text:p text:style-name="P10"><text:span text:style-name="T8"><text:tab/>● </text:span><text:span text:style-name="T10">Относительно низкий порог вхождения</text:span></text:p>
      <text:p text:style-name="P10"><text:span text:style-name="T10"><text:tab/></text:span><text:span text:style-name="T8">● </text:span><text:span text:style-name="T10">Маленький размер интерпретатора</text:span></text:p>
      <text:p text:style-name="P10"><text:span text:style-name="T8"><text:tab/>● </text:span><text:span text:style-name="T10">Довольно хорошо документирован</text:span></text:p>
      <text:p text:style-name="P10"><text:span text:style-name="T10">Минусы языка </text:span><text:span text:style-name="T8">Aist:</text:span></text:p>
      <text:p text:style-name="P10"><text:span text:style-name="T8"><text:tab/>● </text:span><text:span text:style-name="T10">Необходимость в установке </text:span><text:span text:style-name="T8">Java</text:span></text:p>
      <text:p text:style-name="P10"><text:span text:style-name="T8"><text:tab/>● </text:span><text:span text:style-name="T10">Скорость работы скриптов зачастую меньше, чем аналогичных скриптов на других языках</text:span></text:p>
      <text:p text:style-name="P10"><text:span text:style-name="T10"><text:tab/></text:span><text:span text:style-name="T8">● </text:span><text:span text:style-name="T10">Проблемы с русской кодировкой в консоли </text:span><text:span text:style-name="T8">Windows</text:span><text:span text:style-name="T10">(Эту проблему можно исправить, если изменить шрифт в консоли на </text:span><text:soft-page-break/><text:span text:style-name="T8">Lucida Console</text:span><text:span text:style-name="T10">) </text:span></text:p>
      <text:p text:style-name="P10"><text:span text:style-name="T10"><text:tab/></text:span><text:span text:style-name="T8">● </text:span><text:span text:style-name="T10">Он достаточно трудный для тех, кто был ранее знаком с другими языками</text:span></text:p>
      <text:p text:style-name="P4"/>
      <text:p text:style-name="P10"><text:span text:style-name="T10"><text:tab/>Хочу обратить Ваше внимание на то, что название </text:span><text:span text:style-name="T8">Aist </text:span><text:span text:style-name="T10">имеют и сам язык, и его интерпретатор.</text:span></text:p>
      <text:p text:style-name="P10"><text:span text:style-name="T10"><text:tab/>Скрипты, написанные на </text:span><text:span text:style-name="T8">Aist, </text:span><text:span text:style-name="T10">иметь расширение *.</text:span><text:span text:style-name="T8">ast, </text:span><text:span text:style-name="T10">но оно может быть любым.</text:span></text:p>
      <text:p text:style-name="P10"><text:span text:style-name="T10"><text:tab/>Для выполнения следующих операций пользователям </text:span><text:span text:style-name="T8">Windows </text:span><text:span text:style-name="T10">необходимо добавить путь к </text:span><text:span text:style-name="T8">Java </text:span><text:span text:style-name="T10">в переменную среды </text:span><text:span text:style-name="T8">Path.</text:span></text:p>
      <text:p text:style-name="P10"><text:span text:style-name="T8"><text:tab/></text:span><text:span text:style-name="T10">Для запуска программ на </text:span><text:span text:style-name="T8">Java </text:span><text:span text:style-name="T10">необходимо выполнить команду в консоли\терминале команду следующего формата:</text:span></text:p>
      <text:p text:style-name="P10"><text:span text:style-name="T10"><text:tab/></text:span><text:span text:style-name="T15">java -jar </text:span><text:span text:style-name="T16">“Путь к </text:span><text:span text:style-name="T15">Aist”\Aist.jar *.ast</text:span></text:p>
      <text:p text:style-name="P10"><text:span text:style-name="T15"><text:tab/></text:span><text:span text:style-name="T10">Предпочтительно либо перейти к папке с </text:span><text:span text:style-name="T8">Aist, </text:span><text:span text:style-name="T10">либо добавить полный путь к </text:span><text:span text:style-name="T8">Aist.jar </text:span><text:span text:style-name="T10">в переменную среды </text:span><text:span text:style-name="T8">Path </text:span><text:span text:style-name="T10">или её аналоги для других ОС.</text:span></text:p>
      <text:p text:style-name="P4"><text:tab/>Пример команды:</text:p>
      <text:p text:style-name="P10"><text:span text:style-name="T10"><text:tab/></text:span><text:span text:style-name="T15">java -jar Aist.jar Hello.ast</text:span></text:p>
      <text:p text:style-name="P10"><text:span text:style-name="T15"><text:tab/></text:span><text:span text:style-name="T10">Вместо пути к </text:span><text:span text:style-name="T8">Aist </text:span><text:span text:style-name="T10">скрипту можно указать:</text:span></text:p>
      <text:p text:style-name="P11"><text:span text:style-name="T11"><text:s/>-author – </text:span><text:span text:style-name="T10">узнать автора программы</text:span></text:p>
      <text:p text:style-name="P11"><text:span text:style-name="T10"><text:s/>-</text:span><text:span text:style-name="T11">version – </text:span><text:span text:style-name="T10">узнать версию </text:span><text:span text:style-name="T11">Aist </text:span><text:span text:style-name="T10">интерпретатора</text:span></text:p>
      <text:p text:style-name="P4"><text:tab/>Пример:</text:p>
      <text:p text:style-name="P11"><text:span text:style-name="T10"><text:tab/></text:span><text:span text:style-name="T17">java -jar Aist.jar -author</text:span></text:p>
      <text:p text:style-name="P6"/>
      <text:p text:style-name="P11"><text:span text:style-name="T11"><text:tab/></text:span><text:span text:style-name="T10">Перейдём непосредственно к синтаксису языка </text:span><text:span text:style-name="T11">Aist. </text:span><text:span text:style-name="T10">Заметьте, что </text:span><text:span text:style-name="T11">Aist – </text:span><text:span text:style-name="T10">регистрочувствительный язык программирования.</text:span><text:span text:style-name="T11"> <text:tab/></text:span></text:p>
      <text:p text:style-name="P4"/>
      <text:p text:style-name="P4"><text:tab/>Рассмотрим программу:</text:p>
      <text:p text:style-name="P4"/>
      <text:p text:style-name="P4"><text:tab/>;Это комментарий. Комментарий не может <text:span text:style-name="T22">быть на одной <text:tab/>;строке с </text:span>операт<text:span text:style-name="T22">орами</text:span>. Комментированной может быть только <text:tab/>;строка полностью </text:p>
      <text:p text:style-name="P4"/>
      <text:p text:style-name="P4"/>
      <text:p text:style-name="P4"/>
      <text:p text:style-name="P11"><text:soft-page-break/><text:span text:style-name="T10"><text:tab/></text:span><text:span text:style-name="T17">variable int Hello</text:span></text:p>
      <text:p text:style-name="P12"><text:tab/>set Hello=2</text:p>
      <text:p text:style-name="P12"><text:tab/>add Hello:Hello Hello</text:p>
      <text:p text:style-name="P12"><text:tab/>print Hello</text:p>
      <text:p text:style-name="P12"><text:tab/>scan</text:p>
      <text:p text:style-name="P12"/>
      <text:p text:style-name="P12"><text:tab/><text:span text:style-name="T6">variable – </text:span><text:span text:style-name="T13">процедура, которая создаёт переменную. Вот шаблон для процедур: </text:span></text:p>
      <text:p text:style-name="P12"><text:span text:style-name="T13"><text:tab/></text:span><text:span text:style-name="T18">имя_процедуры параметр1 параметр2...</text:span></text:p>
      <text:p text:style-name="P12"><text:span text:style-name="T18"><text:tab/></text:span><text:span text:style-name="T13">Исключение составляет </text:span><text:span text:style-name="T6">set, </text:span><text:span text:style-name="T13">имеющая формат:</text:span></text:p>
      <text:p text:style-name="P12"><text:span text:style-name="T13"><text:tab/></text:span><text:span text:style-name="T14">set </text:span><text:span text:style-name="T18">имя_переменной=значение</text:span></text:p>
      <text:p text:style-name="P6"><text:span text:style-name="T3">Обратите ваше внимание на то, что </text:span>set <text:span text:style-name="T3">может присвоить значение только одной переменной!</text:span></text:p>
      <text:p text:style-name="P6"><text:span text:style-name="T3"><text:tab/>В </text:span>Aist <text:span text:style-name="T3">параметром процедуры\функции может быть только переменная. Исключение составляют </text:span>var <text:span text:style-name="T3">и </text:span>set, <text:span text:style-name="T3">имеющие специальный синтаксис.</text:span></text:p>
      <text:p text:style-name="P6"><text:span text:style-name="T3"><text:tab/>a</text:span>dd – <text:span text:style-name="T3">это функция. Отсюда мы можем вывести формат функций в </text:span>Aist:<text:tab/></text:p>
      <text:p text:style-name="P6"><text:tab/><text:span text:style-name="T18">функция </text:span><text:span text:style-name="T14">x:</text:span><text:span text:style-name="T18">параметр1 параметр2...</text:span></text:p>
      <text:p text:style-name="P6"><text:span text:style-name="T18"><text:tab/></text:span>x – <text:span text:style-name="T3">это переменная, в которой окажется результат после выполнения функции. Такая переменная у функций может быть </text:span><text:span text:style-name="T4">только одна. </text:span><text:span text:style-name="T3">Вместо </text:span>x <text:span text:style-name="T3">может быть указано </text:span><text:span text:style-name="T20">nil</text:span>, <text:span text:style-name="T3">тогда результат выполнения функции просто пропадёт</text:span></text:p>
      <text:p text:style-name="P6"><text:span text:style-name="T4"><text:tab/></text:span><text:span text:style-name="T3">Так же, заметьте, что </text:span>Aist <text:span text:style-name="T3">игнорирует пробелы между параметрами и пробелы, перед операторами. Так же он игнорирует комментированные и пустые строки. Так же, как и пробелы, игнорируются символы табуляции.</text:span></text:p>
      <text:p text:style-name="P6"><text:span text:style-name="T3"><text:tab/>Обращаю выше внимание так же на то, что вместо </text:span>varibale <text:span text:style-name="T3">вы можете написать </text:span>var – <text:span text:style-name="T3">смысл выражения не изменится! Такие слова называются </text:span><text:span text:style-name="T4">синонимами</text:span><text:span text:style-name="T3">.</text:span></text:p>
      <text:p text:style-name="P6"><text:span text:style-name="T3"><text:tab/>Поскольку мы с вами немного разобрались в синтаксисисе </text:span>Aist, <text:span text:style-name="T3">мы преступаем к непосредственному описанию функций и процедур <text:s/></text:span>Aist.</text:p>
      <text:p text:style-name="P6"/>
      <text:p text:style-name="P6"/>
      <text:p text:style-name="P6"/>
      <text:p text:style-name="P8"><text:soft-page-break/>variable(var)</text:p>
      <text:p text:style-name="P6"><text:tab/><text:span text:style-name="T3">Данная функция имеет следующий формат:</text:span></text:p>
      <text:p text:style-name="P6"><text:span text:style-name="T3"><text:tab/></text:span><text:span text:style-name="T14">variable\var </text:span><text:span text:style-name="T18">тип_переменной имя_переменной</text:span></text:p>
      <text:p text:style-name="P6"><text:span text:style-name="T3"><text:tab/></text:span>var <text:span text:style-name="T3">создаёт новую переменную</text:span></text:p>
      <text:p text:style-name="P6"><text:span text:style-name="T18"><text:tab/></text:span><text:span text:style-name="T3">На данный момент </text:span>Aist <text:span text:style-name="T3">располагает следующими типами данных:</text:span></text:p>
      <text:p text:style-name="P6"><text:span text:style-name="T3"><text:tab/></text:span>string\str – <text:span text:style-name="T3">строка</text:span></text:p>
      <text:p text:style-name="P6"><text:span text:style-name="T3"><text:tab/></text:span>integer\int – <text:span text:style-name="T3">целое число, аналог </text:span>integer <text:span text:style-name="T3">из </text:span>Pascal</text:p>
      <text:p text:style-name="P6"><text:tab/>real – <text:span text:style-name="T3">дробное число, аналог </text:span>real <text:span text:style-name="T3">из </text:span>Pascal</text:p>
      <text:p text:style-name="P6"><text:tab/>bool\boolean – <text:span text:style-name="T3">булев тип </text:span>данных(true\false)</text:p>
      <text:p text:style-name="P6"><text:tab/></text:p>
      <text:p text:style-name="P6"><text:tab/><text:span text:style-name="T3">Имя переменной может быть любым — главное, чтобы оно не было зарезервировано </text:span>Aist <text:span text:style-name="T3">и не содержало в себе символы </text:span>'=', ':', <text:span text:style-name="T3">пробелы и символ табуляции.</text:span></text:p>
      <text:p text:style-name="P6"><text:tab/><text:span text:style-name="T3">Имя переменной может так же состоять из русских символов.</text:span></text:p>
      <text:p text:style-name="P6"><text:span text:style-name="T3"><text:tab/>Давайте рассмотрим пример </text:span>var:</text:p>
      <text:p text:style-name="P6"><text:tab/><text:span text:style-name="T14">var int </text:span><text:span text:style-name="T18">Привет</text:span></text:p>
      <text:p text:style-name="P8">set</text:p>
      <text:p text:style-name="P6"><text:tab/>set <text:span text:style-name="T3">имеет следующий формат:</text:span></text:p>
      <text:p text:style-name="P6"><text:span text:style-name="T3"><text:tab/></text:span><text:span text:style-name="T14">set </text:span><text:span text:style-name="T18">имя_переменной=значение</text:span></text:p>
      <text:p text:style-name="P6"><text:span text:style-name="T14"><text:tab/></text:span>set <text:span text:style-name="T3">присваивает значение переменной </text:span></text:p>
      <text:p text:style-name="P6"><text:span text:style-name="T18"><text:tab/></text:span><text:span text:style-name="T3">Значение должно соответствовать типу указанной переменной. </text:span>Set <text:span text:style-name="T3">может присвоить в одном выражении значение только одной переменной. При присваивании значения </text:span>int <text:span text:style-name="T3">пробелы игнорируются, но символы табуляции — нет. При присваивании значения </text:span>real <text:span text:style-name="T3">переменной можно использовать для отделения целой части от дробной как и </text:span>'<text:span text:style-name="T3">,</text:span>' , <text:span text:style-name="T3">так и </text:span>'.' . </text:p>
      <text:p text:style-name="P6"><text:tab/><text:span text:style-name="T3">Значение </text:span>\n <text:span text:style-name="T3">соответствует символу новой строки</text:span></text:p>
      <text:p text:style-name="P6"><text:tab/><text:span text:style-name="T3">При присваивании значения </text:span>bool <text:span text:style-name="T3">переменным </text:span>1,true <text:span text:style-name="T3">или любая строка соответствуют </text:span>true, <text:span text:style-name="T3">а </text:span>0,false <text:span text:style-name="T3">или пустое значение — </text:span>false</text:p>
      <text:p text:style-name="P6"><text:tab/><text:span text:style-name="T3">Пример:</text:span></text:p>
      <text:p text:style-name="P6"><text:span text:style-name="T3"><text:tab/></text:span><text:span text:style-name="T14">set Hello=</text:span><text:span text:style-name="T18">Привет, мир!</text:span><text:span text:style-name="T14">\n</text:span></text:p>
      <text:p text:style-name="P7"><text:span text:style-name="T20">destroy</text:span> <text:span text:style-name="T18"><text:tab/></text:span></text:p>
      <text:p text:style-name="P6"><text:span text:style-name="T18"><text:tab/></text:span><text:span text:style-name="T3">Формат </text:span>destroy:</text:p>
      <text:p text:style-name="P6"><text:tab/><text:span text:style-name="T14">destroy </text:span><text:span text:style-name="T18">имя_переменной1 имя_переменной2...</text:span></text:p>
      <text:p text:style-name="P6"><text:soft-page-break/><text:span text:style-name="T18"><text:tab/></text:span>destroy <text:span text:style-name="T3">удаляет переменную любого типа из памяти.</text:span></text:p>
      <text:p text:style-name="P4"><text:tab/>Пример:</text:p>
      <text:p text:style-name="P6"><text:span text:style-name="T3"><text:tab/></text:span><text:span text:style-name="T14">destroy Hello</text:span></text:p>
      <text:p text:style-name="P8">print <text:span text:style-name="T3">и </text:span>println</text:p>
      <text:p text:style-name="P6"><text:tab/><text:span text:style-name="T3">Формат </text:span>print <text:span text:style-name="T3">и </text:span>println <text:span text:style-name="T3">такой же, как и у остальных обычных процедур. Они могут принимать любое количество параметров любого типа. </text:span>Print <text:span text:style-name="T3">отвечает за вывод в консоль, а </text:span>println <text:span text:style-name="T3">так же за вывод в консоль, но с переносом на новую строку</text:span></text:p>
      <text:p text:style-name="P4"><text:tab/>Пример:</text:p>
      <text:p text:style-name="P6"><text:span text:style-name="T3"><text:tab/></text:span><text:span text:style-name="T14">println Hello</text:span></text:p>
      <text:p text:style-name="P8">scan</text:p>
      <text:p text:style-name="P9"><text:tab/><text:span text:style-name="T5">Формат </text:span><text:span text:style-name="T21">scan </text:span><text:span text:style-name="T5">такой же, как и у обычных процедур. </text:span><text:span text:style-name="T21">Scan </text:span><text:span text:style-name="T5">отвечает за консольный ввод. Если у </text:span><text:span text:style-name="T21">Scan </text:span><text:span text:style-name="T5">нету параметров, то он просто будет ждать нажатия </text:span><text:span text:style-name="T21">Enter.</text:span></text:p>
      <text:p text:style-name="P4"><text:tab/>Пример:</text:p>
      <text:p text:style-name="P9"><text:span text:style-name="T5"><text:tab/></text:span><text:span text:style-name="T19">scan Hello1 Hello2 Hello3</text:span></text:p>
      <text:p text:style-name="P5">Простые математические функции</text:p>
      <text:p text:style-name="P9"><text:span text:style-name="T5"><text:tab/></text:span><text:span text:style-name="T21">add</text:span><text:span text:style-name="T5">\+</text:span><text:span text:style-name="T21"> – </text:span><text:span text:style-name="T5">любое кол-во параметров. Слаживает все параметры и полученное значение присваивает переменной </text:span><text:span text:style-name="T21">x. </text:span><text:span text:style-name="T5">Если </text:span><text:span text:style-name="T21">x1,x2,x3 </text:span><text:span text:style-name="T5">параметры, то </text:span><text:span text:style-name="T21">sub x:x1 x2 x3 </text:span><text:span text:style-name="T5">будет соответствовать человеческому </text:span><text:span text:style-name="T21">x=x1+x2+x3</text:span></text:p>
      <text:p text:style-name="P9"><text:span text:style-name="T5"><text:tab/></text:span><text:span text:style-name="T21">Sub\- –</text:span><text:span text:style-name="T5"> любое кол-во параметров. Отнимает все параметры и полученное значение присваивает переменной </text:span><text:span text:style-name="T21">x. </text:span><text:span text:style-name="T5">Если </text:span><text:span text:style-name="T21">x1,x2,x3 </text:span><text:span text:style-name="T5">параметры, то </text:span><text:span text:style-name="T21">sub x:x1 x2 x3 </text:span><text:span text:style-name="T5">будет соответствовать </text:span><text:span text:style-name="T21">x=x1-x2-x3</text:span></text:p>
      <text:p text:style-name="P9"><text:span text:style-name="T21"><text:tab/>Mul\* – </text:span><text:span text:style-name="T5">любое кол-во параметров. Перемножает все параметры и полученное значение присваивает переменной </text:span><text:span text:style-name="T21">x. </text:span><text:span text:style-name="T5">Если </text:span><text:span text:style-name="T21">x1,x2,x3 </text:span><text:span text:style-name="T5">параметры, то m</text:span><text:span text:style-name="T21">ul x:x1 x2 x3 </text:span><text:span text:style-name="T5">будет соответствовать человеческому </text:span><text:span text:style-name="T21">x=x1*x2*x3</text:span></text:p>
      <text:p text:style-name="P9"><text:span text:style-name="T21"><text:tab/>Div\'/' – </text:span><text:span text:style-name="T5">любое кол-во параметров.</text:span><text:span text:style-name="T21"> </text:span><text:span text:style-name="T5">Делит все параметры и полученное значение присваивает переменной </text:span><text:span text:style-name="T21">x. </text:span><text:span text:style-name="T5">Если </text:span><text:span text:style-name="T21">x1,x2,x3 </text:span><text:span text:style-name="T5">параметры, то </text:span><text:span text:style-name="T21">sub x:x1 x2 x3 </text:span><text:span text:style-name="T5">будет соответствовать человеческому </text:span><text:span text:style-name="T21">x=x1/x2/x3</text:span></text:p>
      <text:p text:style-name="P9"><text:span text:style-name="T21"><text:tab/>Mod\% – </text:span><text:span text:style-name="T5">два параметра. Аналог </text:span><text:span text:style-name="T21">mod </text:span><text:span text:style-name="T5">из </text:span><text:span text:style-name="T21">Pascal</text:span></text:p>
      <text:p text:style-name="P9"><text:span text:style-name="T21"/></text:p>
      <text:p text:style-name="P9"><text:span text:style-name="T21"/></text:p>
      <text:p text:style-name="P14"><text:soft-page-break/>goto</text:p>
      <text:p text:style-name="P15"/>
      <text:p text:style-name="P4"><text:tab/><text:span text:style-name="T2">goto – </text:span><text:span text:style-name="T23">непосредственный переход к метке. Пример объявления метки:</text:span></text:p>
      <text:p text:style-name="P4"><text:tab/><text:span text:style-name="T14">-</text:span><text:span text:style-name="T25">label1</text:span></text:p>
      <text:p text:style-name="P4"><text:span text:style-name="T25"><text:tab/></text:span><text:span text:style-name="T26">Пример использования </text:span><text:span text:style-name="T27">goto:</text:span></text:p>
      <text:p text:style-name="P4"><text:span text:style-name="T27"><text:tab/></text:span><text:span text:style-name="T25">goto label1</text:span></text:p>
      <text:p text:style-name="P4"><text:span text:style-name="T25"><text:tab/></text:span><text:span text:style-name="T27">goto </text:span><text:span text:style-name="T26">принимает только один параметр. Ни одна метка не может быть объявлена повторно.</text:span></text:p>
      <text:p text:style-name="P4"><text:span text:style-name="T26"/></text:p>
      <text:p text:style-name="P4"><text:span text:style-name="T26"><text:tab/>Обращаю ваше внимание на то, что </text:span><text:span text:style-name="T27">Aist </text:span><text:span text:style-name="T26">не полный по Тьюрингу ЯП. В дальнейшем планируется перенести </text:span><text:span text:style-name="T27">Aist </text:span><text:span text:style-name="T26">на </text:span><text:span text:style-name="T27">C# </text:span><text:span text:style-name="T26">и доработать его.</text:span></text:p>
      <text:p text:style-name="P8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 CYR" svg:font-family="'Arial CYR'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85cm" fo:margin-bottom="1.152cm" fo:margin-left="1.111cm" fo:margin-right="0.998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лександр Русакевич</meta:initial-creator>
    <meta:creation-date>2016-01-30T18:59:20.28</meta:creation-date>
    <dc:date>2016-03-31T08:18:17.562000000</dc:date>
    <meta:editing-duration>PT1H48M58S</meta:editing-duration>
    <meta:editing-cycles>54</meta:editing-cycles>
    <meta:generator>LibreOffice/5.1.1.3$Windows_x86 LibreOffice_project/89f508ef3ecebd2cfb8e1def0f0ba9a803b88a6d</meta:generator>
    <meta:document-statistic meta:table-count="0" meta:image-count="0" meta:object-count="0" meta:page-count="6" meta:paragraph-count="101" meta:word-count="952" meta:character-count="6961" meta:non-whitespace-character-count="5986"/>
  </office:meta>
</office:document-meta>
</file>